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textbody">
      <style:graphic-properties draw:auto-grow-height="true" draw:auto-grow-width="false" fo:max-height="0cm" fo:min-height="6.526cm"/>
    </style:style>
    <style:style style:name="gr3" style:family="graphic">
      <style:graphic-properties style:protect="size"/>
    </style:style>
    <style:style style:name="gr4" style:family="graphic" style:parent-style-name="Amarrillo">
      <style:graphic-properties draw:auto-grow-height="false"/>
    </style:style>
    <style:style style:name="gr5" style:family="graphic" style:parent-style-name="standard">
      <style:graphic-properties draw:auto-grow-height="false"/>
    </style:style>
    <style:style style:name="gr6" style:family="graphic" style:parent-style-name="headline1">
      <style:graphic-properties draw:auto-grow-height="true" draw:auto-grow-width="false" fo:max-height="0cm" fo:min-height="0cm"/>
    </style:style>
    <style:style style:name="gr7" style:family="graphic" style:parent-style-name="textbody">
      <style:graphic-properties draw:auto-grow-height="true" draw:auto-grow-width="false" fo:max-height="0cm" fo:min-height="0cm"/>
    </style:style>
    <style:style style:name="gr8" style:family="graphic" style:parent-style-name="Flecha">
      <style:graphic-properties draw:marker-start="Arrow"/>
    </style:style>
    <style:style style:name="gr9" style:family="graphic" style:parent-style-name="Amarillo50">
      <style:graphic-properties draw:auto-grow-height="false"/>
    </style:style>
    <style:style style:name="gr10" style:family="graphic" style:parent-style-name="Azul50">
      <style:graphic-properties draw:auto-grow-height="false"/>
    </style:style>
    <style:style style:name="pr1" style:family="presentation" style:parent-style-name="Predeterminado-notes">
      <style:graphic-properties draw:fill-color="#ffffff" fo:min-height="13.364cm"/>
    </style:style>
    <style:style style:name="pr2" style:family="presentation" style:parent-style-name="Predeterminado-notes">
      <style:graphic-properties draw:fill-color="#ffffff" draw:auto-grow-height="true" fo:min-height="13.364cm"/>
    </style:style>
    <style:style style:name="P1" style:family="paragraph">
      <style:paragraph-properties fo:text-align="center"/>
    </style:style>
    <style:style style:name="P2" style:family="paragraph">
      <style:text-properties fo:font-size="22pt"/>
    </style:style>
    <style:style style:name="P3" style:family="paragraph">
      <style:paragraph-properties style:text-autospace="none"/>
    </style:style>
    <style:style style:name="P4" style:family="paragraph">
      <style:paragraph-properties fo:text-align="center" style:text-autospace="none"/>
      <style:text-properties fo:font-size="20pt"/>
    </style:style>
    <style:style style:name="P5" style:family="paragraph">
      <style:paragraph-properties style:text-autospace="none"/>
      <style:text-properties fo:font-size="20pt"/>
    </style:style>
    <style:style style:name="P6" style:family="paragraph">
      <style:text-properties fo:font-size="32pt"/>
    </style:style>
    <style:style style:name="P7" style:family="paragraph">
      <style:text-properties fo:font-size="20pt"/>
    </style:style>
    <style:style style:name="P8" style:family="paragraph">
      <style:paragraph-properties fo:text-align="center" style:text-autospace="none"/>
    </style:style>
    <style:style style:name="T1" style:family="text">
      <style:text-properties fo:color="#ff950e" fo:font-size="48pt" fo:font-style="normal" fo:text-shadow="1pt 1pt" style:text-underline-style="none" style:font-size-asian="48pt" style:font-style-asian="normal" style:font-size-complex="48pt" style:font-style-complex="normal"/>
    </style:style>
    <style:style style:name="T2" style:family="text">
      <style:text-properties fo:color="#99ccff" fo:font-size="36pt" fo:font-style="normal" fo:text-shadow="1pt 1pt" style:text-underline-style="none" fo:font-weight="normal" style:font-size-asian="36pt" style:font-style-asian="normal" style:font-weight-asian="normal" style:font-size-complex="36pt" style:font-style-complex="normal" style:font-weight-complex="normal"/>
    </style:style>
    <style:style style:name="T3" style:family="text">
      <style:text-properties fo:font-size="22pt"/>
    </style:style>
    <style:style style:name="T4" style:family="text">
      <style:text-properties fo:language="zxx" fo:country="none"/>
    </style:style>
    <style:style style:name="T5" style:family="text">
      <style:text-properties fo:font-size="20pt" fo:language="zxx" fo:country="none"/>
    </style:style>
    <style:style style:name="T6" style:family="text">
      <style:text-properties fo:font-size="32pt"/>
    </style:style>
    <style:style style:name="T7" style:family="text">
      <style:text-properties fo:font-size="22pt" fo:font-style="italic" style:font-style-asian="italic" style:font-style-complex="italic"/>
    </style:style>
    <style:style style:name="T8" style:family="text">
      <style:text-properties fo:font-size="15pt" fo:language="zxx" fo:country="none" fo:font-style="italic" style:font-size-asian="14pt" style:font-style-asian="italic" style:font-size-complex="14pt" style:font-style-complex="italic"/>
    </style:style>
    <style:style style:name="T9" style:family="text">
      <style:text-properties fo:font-size="32pt" fo:language="zxx" fo:country="none"/>
    </style:style>
    <style:style style:name="T10" style:family="text">
      <style:text-properties fo:color="#99ccff" fo:font-size="48pt" fo:font-style="normal" fo:text-shadow="1pt 1pt" style:text-underline-style="none" fo:font-weight="normal" style:font-size-asian="48pt" style:font-style-asian="normal" style:font-weight-asian="normal" style:font-size-complex="4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office:forms form:automatic-focus="false" form:apply-design-mode="false"/>
        <draw:frame draw:style-name="gr1" draw:layer="layout" svg:width="21.5cm" svg:height="5.457cm" svg:x="3.4cm" svg:y="7.47cm">
          <draw:text-box>
            <text:p text:style-name="P1"><text:span text:style-name="T1">Memory Management in Ogre 2.x</text:span></text:p>
            <text:p text:style-name="P1"><text:span text:style-name="T2">by Matías Nazareth Goldberg</text:span></text:p>
          </draw:text-box>
        </draw:frame>
        <draw:frame draw:style-name="gr2" draw:text-style-name="P2" draw:layer="layout" svg:width="27cm" svg:height="6.776cm" svg:x="0.5cm" svg:y="13.5cm">
          <draw:text-box>
            <text:p><text:span text:style-name="T3">This is a short overview on how the SoA memory manager works in Ogre 2.0. The code can be very intimidating at first, but once you know what's going on, it's easy to folow. I made this document for that reason</text:span></text:p>
          </draw:text-box>
        </draw:fram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g>
          <draw:custom-shape draw:style-name="gr4" draw:text-style-name="P1" draw:layer="layout" svg:width="13cm" svg:height="4.5cm" svg:x="13.5cm" svg:y="8.5cm">
            <text:p text:style-name="P3"><text:span text:style-name="T4">class NodeArrayMemoryManager</text:span></text:p>
            <text:p text:style-name="P3"><text:span text:style-name="T4"/></text:p>
            <text:p text:style-name="P3"><text:span text:style-name="T4"/></text:p>
            <text:p text:style-name="P3"><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1cm" svg:height="2cm" svg:x="15.2cm" svg:y="10.5cm">
            <text:p text:style-name="P3"><text:span text:style-name="T4"><text:s/></text:span><text:span text:style-name="T4">: public Array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4" draw:layer="layout" svg:width="8cm" svg:height="2.5cm" svg:x="1.5cm" svg:y="9.5cm">
          <text:p text:style-name="P3"><text:span text:style-name="T5">Scene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8cm" svg:height="2.5cm" svg:x="4.5cm" svg:y="15cm">
          <text:p text:style-name="P3"><text:span text:style-name="T5">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layer="layout" svg:width="19.5cm" svg:height="1.517cm" svg:x="4.5cm" svg:y="0.791cm">
          <draw:text-box>
            <text:p>Memory Management in Ogre 2.x</text:p>
          </draw:text-box>
        </draw:frame>
        <draw:custom-shape draw:style-name="gr4" draw:text-style-name="P4" draw:layer="layout" svg:width="8cm" svg:height="2.5cm" svg:x="10.5cm" svg:y="3.5cm">
          <text:p text:style-name="P3"><text:span text:style-name="T5">Node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office:forms form:automatic-focus="false" form:apply-design-mode="false"/>
        <draw:g>
          <draw:custom-shape draw:style-name="gr4" draw:text-style-name="P1" draw:layer="layout" svg:width="13cm" svg:height="4.5cm" svg:x="13.5cm" svg:y="8.5cm">
            <text:p text:style-name="P3"><text:span text:style-name="T4">class NodeArrayMemoryManager</text:span></text:p>
            <text:p text:style-name="P3"><text:span text:style-name="T4"/></text:p>
            <text:p text:style-name="P3"><text:span text:style-name="T4"/></text:p>
            <text:p text:style-name="P3"><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1cm" svg:height="2cm" svg:x="15.2cm" svg:y="10.5cm">
            <text:p text:style-name="P3"><text:span text:style-name="T4"><text:s/></text:span><text:span text:style-name="T4">: public Array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4" draw:layer="layout" svg:width="8cm" svg:height="2.5cm" svg:x="1.5cm" svg:y="9.5cm">
          <text:p text:style-name="P5"><text:span text:style-name="T5">Scene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2" draw:id="id2" draw:layer="layout" svg:width="8cm" svg:height="2.5cm" svg:x="4.5cm" svg:y="15cm">
          <text:p text:style-name="P5"><text:span text:style-name="T5">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19.5cm" svg:height="1.517cm" svg:x="4.5cm" svg:y="0.791cm">
          <draw:text-box>
            <text:p text:style-name="P6">Memory Management in Ogre 2.x</text:p>
          </draw:text-box>
        </draw:frame>
        <draw:custom-shape draw:style-name="gr4" draw:text-style-name="P4" draw:layer="layout" svg:width="8cm" svg:height="2.5cm" svg:x="10.5cm" svg:y="3.5cm">
          <text:p text:style-name="P5"><text:span text:style-name="T5">Node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xml:id="id1" draw:id="id1" draw:layer="layout" svg:width="17cm" svg:height="2.906cm" svg:x="11cm" svg:y="17.594cm">
          <draw:text-box>
            <text:p>Contains all SoA data from a Node</text:p>
            <text:p>(position, rotation, scale, derived transform matrix4x4, etc)</text:p>
          </draw:text-box>
        </draw:frame>
        <draw:connector draw:style-name="Flecha" draw:layer="layout" draw:type="curve" svg:x1="11cm" svg:y1="19.047cm" svg:x2="8.5cm" svg:y2="17.5cm" draw:start-shape="id1" draw:end-shape="id2" draw:end-glue-point="2" svg:d="m11000 19047c-1667 0-2500-515-2500-1547">
          <text:p/>
        </draw:connector>
        <presentation:notes draw:style-name="dp2">
          <draw:page-thumbnail draw:style-name="gr3"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g>
          <draw:custom-shape draw:style-name="gr4" draw:text-style-name="P1" draw:layer="layout" svg:width="13cm" svg:height="4.5cm" svg:x="13.5cm" svg:y="8.5cm">
            <text:p text:style-name="P3"><text:span text:style-name="T4">class NodeArrayMemoryManager</text:span></text:p>
            <text:p text:style-name="P3"><text:span text:style-name="T4"/></text:p>
            <text:p text:style-name="P3"><text:span text:style-name="T4"/></text:p>
            <text:p text:style-name="P3"><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1cm" svg:height="2cm" svg:x="15.2cm" svg:y="10.5cm">
            <text:p text:style-name="P3"><text:span text:style-name="T4"><text:s/></text:span><text:span text:style-name="T4">: public Array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4" xml:id="id4" draw:id="id4" draw:layer="layout" svg:width="8cm" svg:height="2.5cm" svg:x="1.5cm" svg:y="9.5cm">
          <text:p text:style-name="P5"><text:span text:style-name="T5">Scene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3" draw:id="id3" draw:layer="layout" svg:width="8cm" svg:height="2.5cm" svg:x="4.5cm" svg:y="15cm">
          <text:p text:style-name="P5"><text:span text:style-name="T5">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19.5cm" svg:height="1.517cm" svg:x="4.5cm" svg:y="0.791cm">
          <draw:text-box>
            <text:p text:style-name="P6">Memory Management in Ogre 2.x</text:p>
          </draw:text-box>
        </draw:frame>
        <draw:custom-shape draw:style-name="gr4" draw:text-style-name="P4" draw:layer="layout" svg:width="8cm" svg:height="2.5cm" svg:x="10.5cm" svg:y="3.5cm">
          <text:p text:style-name="P5"><text:span text:style-name="T5">Node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2" draw:layer="layout" svg:width="6cm" svg:height="2.021cm" svg:x="1cm" svg:y="13.037cm">
          <draw:text-box>
            <text:p text:style-name="P2">One Node,</text:p>
            <text:p text:style-name="P2">one transform</text:p>
          </draw:text-box>
        </draw:frame>
        <draw:connector draw:style-name="Flecha" draw:layer="layout" draw:type="curve" svg:x1="8.5cm" svg:y1="15cm" svg:x2="5.5cm" svg:y2="12cm" draw:start-shape="id3" draw:start-glue-point="0" draw:end-shape="id4" svg:d="m8500 15000c0-2248-3000-749-3000-3000">
          <text:p/>
        </draw:connector>
        <presentation:notes draw:style-name="dp2">
          <draw:page-thumbnail draw:style-name="gr3"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custom-shape draw:style-name="gr4" draw:text-style-name="P4" xml:id="id5" draw:id="id5" draw:layer="layout" svg:width="8cm" svg:height="2.5cm" svg:x="10.5cm" svg:y="3.5cm">
          <text:p text:style-name="P3"><text:span text:style-name="T5">Node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 draw:id="id6" draw:layer="layout" svg:width="13cm" svg:height="4.5cm" svg:x="13.5cm" svg:y="8.5cm">
          <text:p text:style-name="P3"><text:span text:style-name="T4">class NodeArrayMemoryManager</text:span></text:p>
          <text:p text:style-name="P3"><text:span text:style-name="T4"/></text:p>
          <text:p text:style-name="P3"><text:span text:style-name="T4"/></text:p>
          <text:p text:style-name="P3"><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11cm" svg:height="2cm" svg:x="15.2cm" svg:y="10.5cm">
          <text:p text:style-name="P3"><text:span text:style-name="T4"><text:s/></text:span><text:span text:style-name="T4">: public Array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8cm" svg:height="2.5cm" svg:x="1.5cm" svg:y="9.5cm">
          <text:p text:style-name="P3"><text:span text:style-name="T5">Scene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8cm" svg:height="2.5cm" svg:x="4.5cm" svg:y="15cm">
          <text:p text:style-name="P3"><text:span text:style-name="T5">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19.5cm" svg:height="1.517cm" svg:x="4.5cm" svg:y="0.791cm">
          <draw:text-box>
            <text:p><text:span text:style-name="T6">Memory Management in Ogre 2.x</text:span></text:p>
          </draw:text-box>
        </draw:frame>
        <draw:connector draw:style-name="Flecha" draw:layer="layout" svg:x1="18.5cm" svg:y1="4.75cm" svg:x2="20cm" svg:y2="8.5cm" draw:start-shape="id5" draw:start-glue-point="1" draw:end-shape="id6" svg:d="m18500 4750h1500v3750">
          <text:p>Manages multiple of these:</text:p>
          <text:p>(one per parent level)</text:p>
        </draw:connector>
        <draw:frame draw:style-name="gr7" xml:id="id7" draw:id="id7" draw:layer="layout" svg:width="5cm" svg:height="2.021cm" svg:x="4cm" svg:y="3cm">
          <draw:text-box>
            <text:p>Main public interface!</text:p>
          </draw:text-box>
        </draw:frame>
        <draw:connector draw:style-name="Flecha" draw:layer="layout" draw:type="curve" svg:x1="6.5cm" svg:y1="5.021cm" svg:x2="10.5cm" svg:y2="4.75cm" draw:start-shape="id7" draw:start-glue-point="2" draw:end-shape="id5" draw:end-glue-point="3" svg:d="m6500 5021c0 750 1625 625 2344 370s531-641 1656-641">
          <text:p/>
        </draw:connector>
        <presentation:notes draw:style-name="dp2">
          <draw:page-thumbnail draw:style-name="gr3"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custom-shape draw:style-name="gr4" draw:text-style-name="P4" xml:id="id9" draw:id="id9" draw:layer="layout" svg:width="8cm" svg:height="2.5cm" svg:x="10.5cm" svg:y="3.5cm">
          <text:p text:style-name="P3"><text:span text:style-name="T5">Node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3cm" svg:height="4.5cm" svg:x="13.5cm" svg:y="8.5cm">
          <text:p text:style-name="P3"><text:span text:style-name="T5">class NodeArrayMemoryManager</text:span></text:p>
          <text:p text:style-name="P3"><text:span text:style-name="T5"/></text:p>
          <text:p text:style-name="P3"><text:span text:style-name="T5"/></text:p>
          <text:p text:style-name="P3"><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1cm" svg:height="2cm" svg:x="15.2cm" svg:y="10.5cm">
          <text:p text:style-name="P3"><text:span text:style-name="T5"><text:s/></text:span><text:span text:style-name="T5">: public Array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8" draw:id="id8" draw:layer="layout" svg:width="8cm" svg:height="2.5cm" svg:x="1.5cm" svg:y="9.5cm">
          <text:p text:style-name="P3"><text:span text:style-name="T5">Scene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8cm" svg:height="2.5cm" svg:x="4.5cm" svg:y="15cm">
          <text:p text:style-name="P3"><text:span text:style-name="T5">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19.5cm" svg:height="1.517cm" svg:x="4.5cm" svg:y="0.791cm">
          <draw:text-box>
            <text:p><text:span text:style-name="T6">Memory Management in Ogre 2.x</text:span></text:p>
          </draw:text-box>
        </draw:frame>
        <draw:connector draw:style-name="Flecha" draw:layer="layout" draw:type="curve" svg:x1="5.5cm" svg:y1="9.5cm" svg:x2="10.5cm" svg:y2="4.75cm" draw:start-shape="id8" draw:end-shape="id9" draw:end-glue-point="3" svg:d="m5500 9500c0-3167 1666-4750 5000-4750">
          <text:p/>
        </draw:connector>
        <draw:frame draw:style-name="gr7" draw:text-style-name="P2" draw:layer="layout" svg:width="9cm" svg:height="2.021cm" svg:x="0.7cm" svg:y="7.279cm">
          <draw:text-box>
            <text:p><text:span text:style-name="T3">Node created, requests a Transform</text:span></text:p>
          </draw:text-box>
        </draw:frame>
        <presentation:notes draw:style-name="dp2">
          <draw:page-thumbnail draw:style-name="gr3"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custom-shape draw:style-name="gr4" draw:text-style-name="P4" xml:id="id10" draw:id="id10" draw:layer="layout" svg:width="8cm" svg:height="2.5cm" svg:x="10.5cm" svg:y="3.5cm">
          <text:p text:style-name="P3"><text:span text:style-name="T5">Node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11" draw:id="id11" draw:layer="layout" svg:width="13cm" svg:height="4.5cm" svg:x="13.5cm" svg:y="8.5cm">
          <text:p text:style-name="P3"><text:span text:style-name="T5">class NodeArrayMemoryManager</text:span></text:p>
          <text:p text:style-name="P3"><text:span text:style-name="T5"/></text:p>
          <text:p text:style-name="P3"><text:span text:style-name="T5"/></text:p>
          <text:p text:style-name="P3"><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1cm" svg:height="2cm" svg:x="15.2cm" svg:y="10.5cm">
          <text:p text:style-name="P3"><text:span text:style-name="T5"><text:s/></text:span><text:span text:style-name="T5">: public Array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12" draw:id="id12" draw:layer="layout" svg:width="8cm" svg:height="2.5cm" svg:x="1.5cm" svg:y="9.5cm">
          <text:p text:style-name="P3"><text:span text:style-name="T5">Scene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8cm" svg:height="2.5cm" svg:x="4.5cm" svg:y="15cm">
          <text:p text:style-name="P3"><text:span text:style-name="T5">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19.5cm" svg:height="1.517cm" svg:x="4.5cm" svg:y="0.791cm">
          <draw:text-box>
            <text:p><text:span text:style-name="T6">Memory Management in Ogre 2.x</text:span></text:p>
          </draw:text-box>
        </draw:frame>
        <draw:connector draw:style-name="gr8" draw:layer="layout" svg:x1="18.5cm" svg:y1="4.75cm" svg:x2="20cm" svg:y2="8.5cm" draw:start-shape="id10" draw:start-glue-point="1" draw:end-shape="id11" svg:d="m18500 4750h1500v3750">
          <text:p>Find the mem. Mgr</text:p>
          <text:p>Belonging to that level and</text:p>
          <text:p>requests a slot</text:p>
        </draw:connector>
        <draw:connector draw:style-name="Flecha" draw:layer="layout" draw:type="curve" svg:x1="5.5cm" svg:y1="9.5cm" svg:x2="10.5cm" svg:y2="4.75cm" draw:start-shape="id12" draw:end-shape="id10" draw:end-glue-point="3" svg:d="m5500 9500c0-3167 1666-4750 5000-4750">
          <text:p/>
        </draw:connector>
        <draw:frame draw:style-name="gr7" draw:text-style-name="P2" draw:layer="layout" svg:width="9cm" svg:height="2.021cm" svg:x="0.7cm" svg:y="7.279cm">
          <draw:text-box>
            <text:p><text:span text:style-name="T3">Node created, requests a Transform</text:span></text:p>
          </draw:text-box>
        </draw:frame>
        <presentation:notes draw:style-name="dp2">
          <draw:page-thumbnail draw:style-name="gr3"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office:forms form:automatic-focus="false" form:apply-design-mode="false"/>
        <draw:custom-shape draw:style-name="gr4" draw:text-style-name="P4" xml:id="id14" draw:id="id14" draw:layer="layout" svg:width="8cm" svg:height="2.5cm" svg:x="10.5cm" svg:y="3.5cm">
          <text:p text:style-name="P3"><text:span text:style-name="T5">Node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3cm" svg:height="4.5cm" svg:x="13.5cm" svg:y="8.5cm">
          <text:p text:style-name="P3"><text:span text:style-name="T5">class NodeArrayMemoryManager</text:span></text:p>
          <text:p text:style-name="P3"><text:span text:style-name="T5"/></text:p>
          <text:p text:style-name="P3"><text:span text:style-name="T5"/></text:p>
          <text:p text:style-name="P3"><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1cm" svg:height="2cm" svg:x="15.2cm" svg:y="10.5cm">
          <text:p text:style-name="P3"><text:span text:style-name="T5"><text:s/></text:span><text:span text:style-name="T5">: public Array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13" draw:id="id13" draw:layer="layout" svg:width="8cm" svg:height="2.5cm" svg:x="1.5cm" svg:y="9.5cm">
          <text:p text:style-name="P3"><text:span text:style-name="T5">Scene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15" draw:id="id15" draw:layer="layout" svg:width="8cm" svg:height="2.5cm" svg:x="4.5cm" svg:y="15cm">
          <text:p text:style-name="P3"><text:span text:style-name="T5">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19.5cm" svg:height="1.517cm" svg:x="4.5cm" svg:y="0.791cm">
          <draw:text-box>
            <text:p><text:span text:style-name="T6">Memory Management in Ogre 2.x</text:span></text:p>
          </draw:text-box>
        </draw:frame>
        <draw:connector draw:style-name="Flecha" draw:layer="layout" draw:type="curve" svg:x1="5.5cm" svg:y1="9.5cm" svg:x2="10.5cm" svg:y2="4.75cm" draw:start-shape="id13" draw:end-shape="id14" draw:end-glue-point="3" svg:d="m5500 9500c0-3167 1666-4750 5000-4750">
          <text:p/>
        </draw:connector>
        <draw:frame draw:style-name="gr7" draw:text-style-name="P2" draw:layer="layout" svg:width="9cm" svg:height="2.021cm" svg:x="0.7cm" svg:y="7.279cm">
          <draw:text-box>
            <text:p><text:span text:style-name="T3">Node created, requests a Transform</text:span></text:p>
          </draw:text-box>
        </draw:frame>
        <draw:connector draw:style-name="Flecha" draw:layer="layout" draw:type="curve" draw:line-skew="-2.001cm" svg:x1="14.5cm" svg:y1="6cm" svg:x2="8.5cm" svg:y2="15cm" draw:start-shape="id14" draw:end-shape="id15" svg:d="m14500 6000c0 3750-6000-750-6000 9000">
          <text:p/>
        </draw:connector>
        <draw:frame draw:style-name="gr7" draw:text-style-name="P2" draw:layer="layout" svg:width="14.5cm" svg:height="2.021cm" svg:x="8.8cm" svg:y="12.942cm">
          <draw:text-box>
            <text:p><text:span text:style-name="T3">Manager returns an </text:span><text:span text:style-name="T7">initialized</text:span><text:span text:style-name="T3"> Transform for the node to be used</text:span></text:p>
          </draw:text-box>
        </draw:frame>
        <presentation:notes draw:style-name="dp2">
          <draw:page-thumbnail draw:style-name="gr3"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office:forms form:automatic-focus="false" form:apply-design-mode="false"/>
        <draw:g>
          <draw:custom-shape draw:style-name="gr4" draw:text-style-name="P1" draw:layer="layout" svg:width="13cm" svg:height="4.5cm" svg:x="13.5cm" svg:y="8.5cm">
            <text:p text:style-name="P3"><text:span text:style-name="T4">class NodeArrayMemoryManager</text:span></text:p>
            <text:p text:style-name="P3"><text:span text:style-name="T4"/></text:p>
            <text:p text:style-name="P3"><text:span text:style-name="T4"/></text:p>
            <text:p text:style-name="P3"><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1cm" svg:height="2cm" svg:x="15.2cm" svg:y="10.5cm">
            <text:p text:style-name="P3"><text:span text:style-name="T4"><text:s/></text:span><text:span text:style-name="T4">: public Array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4" draw:layer="layout" svg:width="8cm" svg:height="2.5cm" svg:x="1.5cm" svg:y="9.5cm">
          <text:p text:style-name="P3"><text:span text:style-name="T5">Scene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8cm" svg:height="2.5cm" svg:x="4.5cm" svg:y="15cm">
          <text:p text:style-name="P3"><text:span text:style-name="T5">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19.5cm" svg:height="1.517cm" svg:x="4.5cm" svg:y="0.791cm">
          <draw:text-box>
            <text:p><text:span text:style-name="T6">Memory Management in Ogre 2.x</text:span></text:p>
          </draw:text-box>
        </draw:frame>
        <draw:custom-shape draw:style-name="gr4" draw:text-style-name="P4" draw:layer="layout" svg:width="8cm" svg:height="2.5cm" svg:x="10.5cm" svg:y="3.5cm">
          <text:p text:style-name="P3"><text:span text:style-name="T5">Node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office:forms form:automatic-focus="false" form:apply-design-mode="false"/>
        <draw:custom-shape draw:style-name="gr4" draw:text-style-name="P4" draw:layer="layout" svg:width="8cm" svg:height="2.5cm" svg:x="1.5cm" svg:y="9.5cm">
          <text:p text:style-name="P3"><text:span text:style-name="T5">Scene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8cm" svg:height="2.5cm" svg:x="4.5cm" svg:y="15cm">
          <text:p text:style-name="P3"><text:span text:style-name="T5">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19.5cm" svg:height="1.517cm" svg:x="4.5cm" svg:y="0.791cm">
          <draw:text-box>
            <text:p><text:span text:style-name="T6">Memory Management in Ogre 2.x</text:span></text:p>
          </draw:text-box>
        </draw:frame>
        <draw:g>
          <draw:custom-shape draw:style-name="gr4" draw:text-style-name="P4" draw:layer="layout" svg:width="16cm" svg:height="8cm" svg:x="11.5cm" svg:y="4cm">
            <text:p text:style-name="P3"><text:span text:style-name="T5">NodeMemoryManager</text:span></text:p>
            <text:p text:style-name="P3"><text:span text:style-name="T8">(contains multiple...)</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cm" svg:height="4.5cm" svg:x="14cm" svg:y="7cm">
            <text:p text:style-name="P3"><text:span text:style-name="T4">class NodeArrayMemoryManager</text:span></text:p>
            <text:p text:style-name="P3"><text:span text:style-name="T4"/></text:p>
            <text:p text:style-name="P3"><text:span text:style-name="T4"/></text:p>
            <text:p text:style-name="P3"><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1cm" svg:height="2cm" svg:x="15.7cm" svg:y="9cm">
            <text:p text:style-name="P3"><text:span text:style-name="T4"><text:s/></text:span><text:span text:style-name="T4">: public Array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3"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office:forms form:automatic-focus="false" form:apply-design-mode="false"/>
        <draw:g>
          <draw:custom-shape draw:style-name="gr4" draw:text-style-name="P4" draw:layer="layout" svg:width="16cm" svg:height="8cm" svg:x="11.5cm" svg:y="4cm">
            <text:p text:style-name="P3"><text:span text:style-name="T5">NodeMemoryManager</text:span></text:p>
            <text:p text:style-name="P3"><text:span text:style-name="T8">(contains multiple...)</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cm" svg:height="4.5cm" svg:x="14cm" svg:y="7cm">
            <text:p text:style-name="P3"><text:span text:style-name="T4">class NodeArrayMemoryManager</text:span></text:p>
            <text:p text:style-name="P3"><text:span text:style-name="T4"/></text:p>
            <text:p text:style-name="P3"><text:span text:style-name="T4"/></text:p>
            <text:p text:style-name="P3"><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1cm" svg:height="2cm" svg:x="15.7cm" svg:y="9cm">
            <text:p text:style-name="P3"><text:span text:style-name="T4"><text:s/></text:span><text:span text:style-name="T4">: public Array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17" draw:id="id17">
          <draw:custom-shape draw:style-name="gr4" draw:text-style-name="P4" draw:layer="layout" svg:width="10.5cm" svg:height="4.5cm" svg:x="1.5cm" svg:y="11.3cm">
            <text:p text:style-name="P3"><text:span text:style-name="T5">Node</text:span></text:p>
            <text:p text:style-name="P3"><text:span text:style-name="T5"/></text:p>
            <text:p text:style-name="P3"><text:span text:style-name="T5"/></text:p>
            <text:p text:style-name="P3"><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8.5cm" svg:height="2.5cm" svg:x="3cm" svg:y="13cm">
            <text:p text:style-name="P3"><text:span text:style-name="T5">Transform mTrans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6" draw:text-style-name="P6" draw:layer="layout" svg:width="19.5cm" svg:height="1.517cm" svg:x="4.5cm" svg:y="0.791cm">
          <draw:text-box>
            <text:p><text:span text:style-name="T6">Memory Management in Ogre 2.x</text:span></text:p>
          </draw:text-box>
        </draw:frame>
        <draw:frame draw:style-name="gr7" xml:id="id16" draw:id="id16" draw:layer="layout" svg:width="8.5cm" svg:height="2.906cm" svg:x="1.5cm" svg:y="7.094cm">
          <draw:text-box>
            <text:p>Note Nodes contain Tranforms, not just SceneNodes!</text:p>
          </draw:text-box>
        </draw:frame>
        <draw:connector draw:style-name="Flecha" draw:layer="layout" draw:type="curve" svg:x1="1.5cm" svg:y1="8.547cm" svg:x2="1.5cm" svg:y2="13.55cm" draw:start-shape="id16" draw:start-glue-point="3" draw:end-shape="id17" draw:end-glue-point="3" svg:d="m1500 8547c-751 0-751 5003 0 5003">
          <text:p/>
        </draw:connector>
        <presentation:notes draw:style-name="dp2">
          <draw:page-thumbnail draw:style-name="gr3"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office:forms form:automatic-focus="false" form:apply-design-mode="false"/>
        <draw:custom-shape draw:style-name="gr9" draw:text-style-name="P8" draw:layer="layout" svg:width="16cm" svg:height="8cm" svg:x="0.5cm" svg:y="3cm">
          <text:p text:style-name="P3"><text:span text:style-name="T4">NodeMemoryManager</text:span></text:p>
          <text:p text:style-name="P3"><text:span text:style-name="T8">(contains multiple...)</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3cm" svg:height="4.5cm" svg:x="3cm" svg:y="6cm">
          <text:p text:style-name="P8"><text:span text:style-name="T4">class NodeArrayMemoryManager</text:span></text:p>
          <text:p text:style-name="P8"><text:span text:style-name="T4"/></text:p>
          <text:p text:style-name="P8"><text:span text:style-name="T4"/></text:p>
          <text:p text:style-name="P8"><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11cm" svg:height="2cm" svg:x="4.7cm" svg:y="8cm">
          <text:p text:style-name="P8"><text:span text:style-name="T4"><text:s/></text:span><text:span text:style-name="T4">: public ArrayMemoryManag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19.5cm" svg:height="1.517cm" svg:x="4.5cm" svg:y="0.791cm">
          <draw:text-box>
            <text:p><text:span text:style-name="T9">ArrayMemoryManager</text:span></text:p>
          </draw:text-box>
        </draw:frame>
        <draw:frame draw:style-name="gr7" draw:layer="layout" svg:width="26.5cm" svg:height="9.986cm" svg:x="0.5cm" svg:y="10.865cm">
          <draw:text-box>
            <text:p>Abstract system to generically create SIMD-friendly SoA memory. It's used by Node and MovableObject's managers.</text:p>
            <text:p/>
            <text:p>Works by requesting a 'slot' and then releasing it when not needed. ArrayMemoryManager can handle cleanups and out of memory situations. However requires a Listener for advanced handling (eg. NodeArrayMemoryManager provides a Listener implementation) otherwise it can only raise exceptions when out of memory.</text:p>
            <text:p/>
            <text:p>A 'slot' can be anything: A MovableObject, a Node, etc. and its memory is initialized to all zeroes</text:p>
          </draw:text-box>
        </draw:frame>
        <presentation:notes draw:style-name="dp2">
          <draw:page-thumbnail draw:style-name="gr3"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office:forms form:automatic-focus="false" form:apply-design-mode="false"/>
        <draw:custom-shape draw:style-name="gr9" draw:text-style-name="P4" draw:layer="layout" svg:width="16cm" svg:height="8cm" svg:x="0.5cm" svg:y="3cm">
          <text:p text:style-name="P3"><text:span text:style-name="T5">NodeMemoryManager</text:span></text:p>
          <text:p text:style-name="P3"><text:span text:style-name="T8">(contains multiple...)</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3cm" svg:height="4.5cm" svg:x="3cm" svg:y="6cm">
          <text:p text:style-name="P8"><text:span text:style-name="T4">class NodeArrayMemoryManager</text:span></text:p>
          <text:p text:style-name="P8"><text:span text:style-name="T4"/></text:p>
          <text:p text:style-name="P8"><text:span text:style-name="T4"/></text:p>
          <text:p text:style-name="P8"><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11cm" svg:height="2cm" svg:x="4.7cm" svg:y="8cm">
          <text:p text:style-name="P8"><text:span text:style-name="T4"><text:s/></text:span><text:span text:style-name="T4">: public ArrayMemoryManag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19.5cm" svg:height="1.517cm" svg:x="4.5cm" svg:y="0.791cm">
          <draw:text-box>
            <text:p><text:span text:style-name="T6">NodeArrayMemoryManager</text:span></text:p>
          </draw:text-box>
        </draw:frame>
        <draw:frame draw:style-name="gr7" draw:text-style-name="P2" draw:layer="layout" svg:width="26.5cm" svg:height="6.446cm" svg:x="0.5cm" svg:y="11.537cm">
          <draw:text-box>
            <text:p><text:span text:style-name="T3">Specializes to make each 'slot' a Transform container for Nodes.</text:span></text:p>
            <text:p><text:span text:style-name="T3">Initializes all slots/Transforms to default values (not just zeroes).</text:span></text:p>
            <text:p><text:span text:style-name="T3">When a Transform is destroyed/released, some of its data needs to be reset to valid values to mantain </text:span><text:span text:style-name="T7">SIMD coherence</text:span></text:p>
            <text:p><text:span text:style-name="T3"/></text:p>
            <text:p><text:span text:style-name="T3">Handles out of memory situations the generic ArrayMemoryManager can't.</text:span></text:p>
          </draw:text-box>
        </draw:frame>
        <presentation:notes draw:style-name="dp2">
          <draw:page-thumbnail draw:style-name="gr3"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0">
        <office:forms form:automatic-focus="false" form:apply-design-mode="false"/>
        <draw:custom-shape draw:style-name="gr4" draw:text-style-name="P8" draw:layer="layout" svg:width="16cm" svg:height="8cm" svg:x="0.5cm" svg:y="3cm">
          <text:p text:style-name="P3"><text:span text:style-name="T4">NodeMemoryManager</text:span></text:p>
          <text:p text:style-name="P3"><text:span text:style-name="T8">(contains multiple...)</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13cm" svg:height="4.5cm" svg:x="3cm" svg:y="6cm">
          <text:p text:style-name="P8"><text:span text:style-name="T4">class NodeArrayMemoryManager</text:span></text:p>
          <text:p text:style-name="P8"><text:span text:style-name="T4"/></text:p>
          <text:p text:style-name="P8"><text:span text:style-name="T4"/></text:p>
          <text:p text:style-name="P8"><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11cm" svg:height="2cm" svg:x="4.7cm" svg:y="8cm">
          <text:p text:style-name="P8"><text:span text:style-name="T5"><text:s/></text:span><text:span text:style-name="T5">: public ArrayMemoryManag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19.5cm" svg:height="1.517cm" svg:x="4.5cm" svg:y="0.791cm">
          <draw:text-box>
            <text:p><text:span text:style-name="T6">NodeMemoryManager</text:span></text:p>
          </draw:text-box>
        </draw:frame>
        <draw:frame draw:style-name="gr7" draw:text-style-name="P2" draw:layer="layout" svg:width="27cm" svg:height="9.101cm" svg:x="0.5cm" svg:y="11.114cm">
          <draw:text-box>
            <text:p><text:span text:style-name="T3">Main public interface. Manages one NodeArrayMemoryManager per parent level (eg. Root → [child1, child2] → [child2_child3] means 3 levels)</text:span></text:p>
            <text:p><text:span text:style-name="T3"/></text:p>
            <text:p><text:span text:style-name="T3">Responsible for handling when a node gets reparented (its Transform migrates to another NodeArrayMemoryManager)</text:span></text:p>
            <text:p><text:span text:style-name="T3"/></text:p>
            <text:p><text:span text:style-name="T3">Default SceneManager creates one: mNodeMemoryManager. Other Scene Managers may want to have more (eg. One NodeMemoryManager per Octant or per Portal)</text:span></text:p>
          </draw:text-box>
        </draw:frame>
        <presentation:notes draw:style-name="dp2">
          <draw:page-thumbnail draw:style-name="gr3"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office:forms form:automatic-focus="false" form:apply-design-mode="false"/>
        <draw:g>
          <draw:custom-shape draw:style-name="gr4" draw:text-style-name="P4" draw:layer="layout" svg:width="16cm" svg:height="8cm" svg:x="11.5cm" svg:y="4cm">
            <text:p text:style-name="P3"><text:span text:style-name="T5">ObjectMemoryManager</text:span></text:p>
            <text:p text:style-name="P3"><text:span text:style-name="T8">(contains multiple...)</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4cm" svg:height="4.5cm" svg:x="13cm" svg:y="7cm">
            <text:p text:style-name="P3"><text:span text:style-name="T4">class ObjectDataArrayMemoryManager</text:span></text:p>
            <text:p text:style-name="P3"><text:span text:style-name="T4"/></text:p>
            <text:p text:style-name="P3"><text:span text:style-name="T4"/></text:p>
            <text:p text:style-name="P3"><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1cm" svg:height="2cm" svg:x="15.7cm" svg:y="9cm">
            <text:p text:style-name="P3"><text:span text:style-name="T4"><text:s/></text:span><text:span text:style-name="T4">: public Array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 draw:text-style-name="P4" draw:layer="layout" svg:width="10.5cm" svg:height="4.5cm" svg:x="1.5cm" svg:y="11.3cm">
            <text:p text:style-name="P3"><text:span text:style-name="T5">MovableObject</text:span></text:p>
            <text:p text:style-name="P3"><text:span text:style-name="T5"/></text:p>
            <text:p text:style-name="P3"><text:span text:style-name="T5"/></text:p>
            <text:p text:style-name="P3"><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9cm" svg:height="2.5cm" svg:x="2.8cm" svg:y="13cm">
            <text:p text:style-name="P3"><text:span text:style-name="T5">ObjectData mObject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6" draw:text-style-name="P6" draw:layer="layout" svg:width="19.5cm" svg:height="1.517cm" svg:x="4.5cm" svg:y="0.791cm">
          <draw:text-box>
            <text:p><text:span text:style-name="T6">MovableObjects?</text:span></text:p>
          </draw:text-box>
        </draw:frame>
        <presentation:notes draw:style-name="dp2">
          <draw:page-thumbnail draw:style-name="gr3" draw:layer="layout" svg:width="14.848cm" svg:height="11.136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0">
        <office:forms form:automatic-focus="false" form:apply-design-mode="false"/>
        <draw:g>
          <draw:custom-shape draw:style-name="gr4" draw:text-style-name="P4" draw:layer="layout" svg:width="16cm" svg:height="8cm" svg:x="0.5cm" svg:y="2.8cm">
            <text:p text:style-name="P3"><text:span text:style-name="T5">ObjectMemoryManager</text:span></text:p>
            <text:p text:style-name="P3"><text:span text:style-name="T8">(contains multiple...)</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4cm" svg:height="4.5cm" svg:x="2cm" svg:y="5.8cm">
            <text:p text:style-name="P3"><text:span text:style-name="T4">class ObjectDataArrayMemoryManager</text:span></text:p>
            <text:p text:style-name="P3"><text:span text:style-name="T4"/></text:p>
            <text:p text:style-name="P3"><text:span text:style-name="T4"/></text:p>
            <text:p text:style-name="P3"><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1cm" svg:height="2cm" svg:x="4.7cm" svg:y="7.8cm">
            <text:p text:style-name="P3"><text:span text:style-name="T4"><text:s/></text:span><text:span text:style-name="T4">: public ArrayMemory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 draw:text-style-name="P4" draw:layer="layout" svg:width="10.5cm" svg:height="4.5cm" svg:x="17cm" svg:y="3cm">
            <text:p text:style-name="P3"><text:span text:style-name="T5">MovableObject</text:span></text:p>
            <text:p text:style-name="P3"><text:span text:style-name="T5"/></text:p>
            <text:p text:style-name="P3"><text:span text:style-name="T5"/></text:p>
            <text:p text:style-name="P3"><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9cm" svg:height="2.5cm" svg:x="18.3cm" svg:y="4.7cm">
            <text:p text:style-name="P3"><text:span text:style-name="T5">ObjectData mObject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6" draw:text-style-name="P6" draw:layer="layout" svg:width="19.5cm" svg:height="1.517cm" svg:x="4.5cm" svg:y="0.791cm">
          <draw:text-box>
            <text:p><text:span text:style-name="T6">MovableObjects?</text:span></text:p>
          </draw:text-box>
        </draw:frame>
        <draw:frame draw:style-name="gr7" draw:text-style-name="P2" draw:layer="layout" svg:width="27cm" svg:height="2.906cm" svg:x="0.5cm" svg:y="12.812cm">
          <draw:text-box>
            <text:p><text:span text:style-name="T3">It's the same thing, except we have ObjectData instead of Transform, and MovableObjects are grouped by RenderQueue ID (starting from 0) instead of parent level depth.</text:span></text:p>
          </draw:text-box>
        </draw:frame>
        <presentation:notes draw:style-name="dp2">
          <draw:page-thumbnail draw:style-name="gr3"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office:forms form:automatic-focus="false" form:apply-design-mode="false"/>
        <draw:frame draw:style-name="gr6" draw:text-style-name="P6" draw:layer="layout" svg:width="19.5cm" svg:height="1.517cm" svg:x="4.5cm" svg:y="0.791cm">
          <draw:text-box>
            <text:p text:style-name="P6"><text:span text:style-name="T6">SIMD Coherence?</text:span></text:p>
          </draw:text-box>
        </draw:frame>
        <draw:frame draw:style-name="gr7" draw:text-style-name="P2" draw:layer="layout" svg:width="27cm" svg:height="17.066cm" svg:x="0.5cm" svg:y="2.341cm">
          <draw:text-box>
            <text:p text:style-name="P2"><text:span text:style-name="T3">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text:span></text:p>
            <text:p text:style-name="P2"><text:span text:style-name="T3"/></text:p>
            <text:p text:style-name="P2"><text:span text:style-name="T3">Another issue is that both Transform and ObjectData store the parent node, like this:</text:span></text:p>
            <text:p text:style-name="P2"><text:span text:style-name="T3"><text:s text:c="4"/></text:span><text:span text:style-name="T3">Node *mParents[4];</text:span></text:p>
            <text:p text:style-name="P2"><text:span text:style-name="T3">Even though mParents[3] is not in use, we still may need to access it. We could set the pointer to NULL, but that's bad DOD practice (check for null ptrs on all nodes even though only a few are actually null)</text:span></text:p>
            <text:p text:style-name="P2"><text:span text:style-name="T3"/></text:p>
            <text:p text:style-name="P2"><text:span text:style-name="T3">Instead, we set mParents[3] to a very basic, dummy pointer with valid data so that the engine doesn't crash and we avoid to check for null values during throughput-intensive operations.</text:span></text:p>
            <text:p text:style-name="P2"><text:span text:style-name="T3"/></text:p>
            <text:p text:style-name="P2"><text:span text:style-name="T3">SIMD Coherence is very important for both stability and performance, and is 99% of the time responsability of the Memory Managers</text:span></text:p>
          </draw:text-box>
        </draw:frame>
        <presentation:notes draw:style-name="dp2">
          <draw:page-thumbnail draw:style-name="gr3"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Predeterminado">
        <office:forms form:automatic-focus="false" form:apply-design-mode="false"/>
        <draw:frame draw:style-name="gr1" draw:layer="layout" svg:width="21.5cm" svg:height="4.035cm" svg:x="3.4cm" svg:y="8.182cm">
          <draw:text-box>
            <text:p text:style-name="P1"><text:span text:style-name="T1">Matías Nazareth Goldberg</text:span></text:p>
            <text:p text:style-name="P1"><text:span text:style-name="T10"><text:a xlink:href="https://twitter.com/matiasgoldberg">@matiasgoldberg</text:a></text:span></text:p>
          </draw:text-box>
        </draw:frame>
        <draw:frame draw:style-name="gr7" draw:text-style-name="P2" draw:layer="layout" svg:width="27cm" svg:height="2.021cm" svg:x="0.5cm" svg:y="18.255cm">
          <draw:text-box>
            <text:p><text:span text:style-name="T3">Google Summer of Code 2013</text:span></text:p>
            <text:p><text:span text:style-name="T3">O-OGRE 3D Project</text:span></text:p>
          </draw:text-box>
        </draw:frame>
        <presentation:notes draw:style-name="dp2">
          <draw:page-thumbnail draw:style-name="gr3"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gradient" draw:fill-color="#99ccff" draw:fill-gradient-name="Gradient_20_7" draw:fill-hatch-name="Hatch_20_91" draw:fill-image-name="Bitmape_20_1" draw:fill-image-width="0cm" draw:fill-image-height="0cm" draw:textarea-horizontal-align="left" draw:textarea-vertical-align="middle" fo:padding-top="0.125cm" fo:padding-bottom="0.125cm" fo:padding-left="0.25cm" fo:padding-right="0.25cm" draw:shadow="hidden" draw:shadow-offset-x="0.3cm" draw:shadow-offset-y="0.3cm" draw:shadow-color="#808080" draw:measure-align="automatic" draw:measure-vertical-align="automatic">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Arial" style:font-family-generic="roman" style:font-pitch="variable" fo:font-size="20pt" fo:font-style="normal" fo:text-shadow="none" style:text-underline-style="none" fo:font-weight="bold"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color="#d26565" fo:font-size="22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draw:textarea-horizontal-align="center" draw:shadow="hidden"/>
      <style:paragraph-properties fo:margin-top="0.42cm" fo:margin-bottom="0.21cm">
        <style:tab-stops/>
      </style:paragraph-properties>
      <style:text-properties fo:color="#ffffff" fo:font-size="32pt" fo:text-shadow="1pt 1pt" fo:font-weight="bold" style:font-relief="none"/>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marrillo" style:family="graphic" style:parent-style-name="standard">
      <style:graphic-properties draw:fill-gradient-name="DistantSouls_20_Fg3"/>
      <style:text-properties fo:color="#000000"/>
    </style:style>
    <style:style style:name="Flecha" style:family="graphic" style:parent-style-name="standard">
      <style:graphic-properties svg:stroke-width="0.2cm" svg:stroke-color="#ffffff" draw:marker-start-width="0.6cm" draw:marker-end="Arrow" draw:marker-end-width="0.6cm"/>
      <style:paragraph-properties fo:text-align="center">
        <style:tab-stops/>
      </style:paragraph-properties>
      <style:text-properties fo:color="#d26565"/>
    </style:style>
    <style:style style:name="Amarillo50" style:family="graphic">
      <style:graphic-properties draw:opacity="50%" draw:shadow-opacity="50%"/>
    </style:style>
    <style:style style:name="Azul50" style:family="graphic" style:parent-style-name="standard">
      <style:graphic-properties draw:opacity="50%" draw:shadow-opacity="50%"/>
    </style:style>
    <style:style style:name="Predeterminado-background" style:family="presentation">
      <style:graphic-properties draw:stroke="none" draw:fill="solid" draw:fill-color="#4c4c4c" draw:fill-image-width="0cm" draw:fill-image-height="0cm"/>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4c4c4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tías N Goldberg</meta:initial-creator>
    <meta:creation-date>2013-07-01T14:17:35.91</meta:creation-date>
    <meta:editing-duration>PT1H32M24S</meta:editing-duration>
    <meta:editing-cycles>69</meta:editing-cycles>
    <dc:date>2013-07-23T17:31:43.67</dc:date>
    <dc:creator>Matías N Goldberg</dc:creator>
    <meta:generator>OpenOffice.org/3.3$Win32 OpenOffice.org_project/330m20$Build-9567</meta:generator>
    <meta:document-statistic meta:object-count="180"/>
  </office:meta>
</office:document-meta>
</file>